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rsid="0009e3af" officeooo:paragraph-rsid="0009e3af"/>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09e3af" officeooo:paragraph-rsid="0009e3af"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e3af" officeooo:paragraph-rsid="0009e3a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b62c7" officeooo:paragraph-rsid="000b62c7"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style:text-underline-style="none" fo:font-weight="normal" officeooo:rsid="000b62c7" officeooo:paragraph-rsid="000b62c7"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none" fo:font-weight="normal" officeooo:rsid="0012837f" officeooo:paragraph-rsid="0012837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2837f" officeooo:paragraph-rsid="000b62c7"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style:text-underline-style="none" fo:font-weight="normal" officeooo:rsid="0012837f" officeooo:paragraph-rsid="0013c07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2837f" officeooo:paragraph-rsid="0009e3a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9e3af" officeooo:paragraph-rsid="0009e3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2837f" officeooo:paragraph-rsid="0012837f"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style:text-underline-style="none" fo:font-weight="normal" officeooo:rsid="0013c07f" officeooo:paragraph-rsid="0013c07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b62c7" officeooo:paragraph-rsid="0012837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9e3af" officeooo:paragraph-rsid="0012837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3c07f" officeooo:paragraph-rsid="0009e3a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3c07f" officeooo:paragraph-rsid="0013c07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c0c34" officeooo:paragraph-rsid="001c0c3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c0c34" officeooo:paragraph-rsid="0021fc8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d1baf" officeooo:paragraph-rsid="001d1ba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fc5e0" officeooo:paragraph-rsid="0021fc8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c0787" officeooo:paragraph-rsid="000c078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c0787" officeooo:paragraph-rsid="000d691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none" fo:font-weight="normal" officeooo:rsid="0013e72a" officeooo:paragraph-rsid="0013e72a"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none" fo:font-weight="normal" officeooo:rsid="0014b607" officeooo:paragraph-rsid="0014b60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f054e" officeooo:paragraph-rsid="001922a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68567" officeooo:paragraph-rsid="0016856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fc5e0" officeooo:paragraph-rsid="002192e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01e80" officeooo:paragraph-rsid="002192e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fc5e0" officeooo:paragraph-rsid="001fc5e0" style:font-size-asian="10.5pt" style:font-weight-asian="normal" style:font-size-complex="12pt" style:font-weight-complex="normal"/>
    </style:style>
    <style:style style:name="P30" style:family="paragraph" style:parent-style-name="Standard">
      <style:text-properties style:text-underline-style="solid" style:text-underline-width="auto" style:text-underline-color="font-color" officeooo:rsid="001922a3" officeooo:paragraph-rsid="001922a3"/>
    </style:style>
    <style:style style:name="P31" style:family="paragraph" style:parent-style-name="Standard">
      <style:paragraph-properties fo:text-align="start" style:justify-single-word="false"/>
      <style:text-properties style:font-name="AppleSystemUIFont" fo:font-size="13pt" style:text-underline-style="solid" style:text-underline-width="auto" style:text-underline-color="font-color" fo:font-weight="normal" officeooo:rsid="001e1d7d" officeooo:paragraph-rsid="001e1d7d" style:font-size-asian="13pt" style:font-weight-asian="normal" style:font-size-complex="18pt" style:font-weight-complex="normal"/>
    </style:style>
    <style:style style:name="P32" style:family="paragraph" style:parent-style-name="Standard">
      <style:paragraph-properties fo:text-align="start" style:justify-single-word="false"/>
      <style:text-properties style:font-name="AppleSystemUIFont" fo:font-size="13pt" style:text-underline-style="solid" style:text-underline-width="auto" style:text-underline-color="font-color" fo:font-weight="bold" officeooo:rsid="001922a3" officeooo:paragraph-rsid="001922a3" style:font-size-asian="13pt" style:font-weight-asian="bold" style:font-size-complex="18pt" style:font-weight-complex="bold"/>
    </style:style>
    <style:style style:name="P33" style:family="paragraph" style:parent-style-name="Standard">
      <style:paragraph-properties fo:text-align="start" style:justify-single-word="false"/>
      <style:text-properties style:font-name="AppleSystemUIFont" fo:font-size="13pt" style:text-underline-style="none" fo:font-weight="normal" officeooo:rsid="001922a3" officeooo:paragraph-rsid="001922a3" style:font-size-asian="13pt" style:font-weight-asian="normal" style:font-size-complex="18pt" style:font-weight-complex="normal"/>
    </style:style>
    <style:style style:name="P34" style:family="paragraph" style:parent-style-name="Standard">
      <style:paragraph-properties fo:text-align="start" style:justify-single-word="false"/>
      <style:text-properties style:font-name="AppleSystemUIFont" fo:font-size="13pt" style:text-underline-style="solid" style:text-underline-width="auto" style:text-underline-color="font-color" fo:font-weight="bold" officeooo:rsid="001a4755" officeooo:paragraph-rsid="001a4755" style:font-size-asian="13pt" style:font-weight-asian="bold" style:font-size-complex="18pt" style:font-weight-complex="bold"/>
    </style:style>
    <style:style style:name="P35" style:family="paragraph" style:parent-style-name="Standard">
      <style:paragraph-properties fo:text-align="start" style:justify-single-word="false"/>
      <style:text-properties style:font-name="AppleSystemUIFont" fo:font-size="13pt" style:text-underline-style="none" fo:font-weight="normal" officeooo:rsid="001a4755" officeooo:paragraph-rsid="001a4755" style:font-size-asian="13pt" style:font-weight-asian="normal" style:font-size-complex="18pt" style:font-weight-complex="normal"/>
    </style:style>
    <style:style style:name="P36" style:family="paragraph" style:parent-style-name="Standard">
      <style:paragraph-properties fo:text-align="start" style:justify-single-word="false"/>
      <style:text-properties style:font-name="AppleSystemUIFont" fo:font-size="13pt" style:text-underline-style="solid" style:text-underline-width="auto" style:text-underline-color="font-color" fo:font-weight="bold" officeooo:rsid="0021fc82" officeooo:paragraph-rsid="0021fc82" style:font-size-asian="13pt" style:font-weight-asian="bold" style:font-size-complex="18pt" style:font-weight-complex="bold"/>
    </style:style>
    <style:style style:name="T1" style:family="text">
      <style:text-properties officeooo:rsid="0013c07f"/>
    </style:style>
    <style:style style:name="T2" style:family="text">
      <style:text-properties officeooo:rsid="0012837f"/>
    </style:style>
    <style:style style:name="T3" style:family="text">
      <style:text-properties style:text-underline-style="solid" style:text-underline-width="auto" style:text-underline-color="font-color" fo:font-weight="bold" officeooo:rsid="0009e3af" style:font-weight-asian="bold" style:font-weight-complex="bold"/>
    </style:style>
    <style:style style:name="T4" style:family="text">
      <style:text-properties officeooo:rsid="000b62c7"/>
    </style:style>
    <style:style style:name="T5" style:family="text">
      <style:text-properties officeooo:rsid="00117a04"/>
    </style:style>
    <style:style style:name="T6" style:family="text">
      <style:text-properties style:text-underline-style="solid" style:text-underline-width="auto" style:text-underline-color="font-color" officeooo:rsid="0021fc82"/>
    </style:style>
    <style:style style:name="T7" style:family="text">
      <style:text-properties style:text-underline-style="solid" style:text-underline-width="auto" style:text-underline-color="font-color"/>
    </style:style>
    <style:style style:name="T8" style:family="text">
      <style:text-properties officeooo:rsid="001d1baf"/>
    </style:style>
    <style:style style:name="T9" style:family="text">
      <style:text-properties style:text-underline-style="solid" style:text-underline-width="auto" style:text-underline-color="font-color" officeooo:rsid="001e1d7d"/>
    </style:style>
    <style:style style:name="T10" style:family="text">
      <style:text-properties officeooo:rsid="001e1d7d"/>
    </style:style>
    <style:style style:name="T11" style:family="text">
      <style:text-properties officeooo:rsid="001fc5e0"/>
    </style:style>
    <style:style style:name="T12" style:family="text">
      <style:text-properties style:text-underline-style="solid" style:text-underline-width="auto" style:text-underline-color="font-color" officeooo:rsid="001fc5e0"/>
    </style:style>
    <style:style style:name="T13" style:family="text">
      <style:text-properties officeooo:rsid="000d691f"/>
    </style:style>
    <style:style style:name="T14" style:family="text">
      <style:text-properties officeooo:rsid="000fd368"/>
    </style:style>
    <style:style style:name="T15" style:family="text">
      <style:text-properties officeooo:rsid="001b165b"/>
    </style:style>
    <style:style style:name="T16" style:family="text">
      <style:text-properties officeooo:rsid="002192ef"/>
    </style:style>
    <style:style style:name="T17" style:family="text">
      <style:text-properties style:text-underline-style="solid" style:text-underline-width="auto" style:text-underline-color="font-color" officeooo:rsid="00201e80"/>
    </style:style>
    <style:style style:name="T18" style:family="text">
      <style:text-properties officeooo:rsid="0021fc82"/>
    </style:style>
    <style:style style:name="T19" style:family="text">
      <style:text-properties style:font-name="AppleSystemUIFont" fo:font-size="13pt" style:text-underline-style="solid" style:text-underline-width="auto" style:text-underline-color="font-color" fo:font-weight="bold" style:font-size-asian="13pt" style:font-weight-asian="bold" style:font-weight-complex="bold"/>
    </style:style>
    <style:style style:name="T20" style:family="text">
      <style:text-properties style:use-window-font-color="true" loext:opacity="0%" style:font-name="AppleSystemUIFont" fo:font-size="13pt" fo:font-weight="bold" officeooo:rsid="001922a3" style:font-size-asian="13pt" style:font-weight-asian="bold" style:font-weight-complex="bold"/>
    </style:style>
    <style:style style:name="T21" style:family="text">
      <style:text-properties style:use-window-font-color="true" loext:opacity="0%" style:font-name="AppleSystemUIFont" fo:font-size="13pt" fo:font-weight="bold" style:font-size-asian="13pt" style:font-weight-asian="bold" style:font-weight-complex="bold"/>
    </style:style>
    <style:style style:name="T22" style:family="text">
      <style:text-properties style:font-name="AppleSystemUIFont" fo:font-size="13pt" style:font-size-asian="13pt"/>
    </style:style>
    <style:style style:name="T23" style:family="text">
      <style:text-properties style:use-window-font-color="true" loext:opacity="0%" style:font-name="AppleSystemUIFont" fo:font-size="13pt" style:font-size-asian="13pt"/>
    </style:style>
    <style:style style:name="T24" style:family="text">
      <style:text-properties officeooo:rsid="001a47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3 README File</text:p>
      <text:p text:style-name="P1">Pawat Suntharanund</text:p>
      <text:p text:style-name="P1"/>
      <text:p text:style-name="P2">Proxy Server:</text:p>
      <text:p text:style-name="P3">Design:</text:p>
      <text:p text:style-name="P4">The design of the proxy server is that instead of taking a file from disk, we would instead be taking the file from the internet. In order to accomplish this, we were tasked with implementing this new flow through a callback that we could set up through libcurl’s easy interface.</text:p>
      <text:p text:style-name="P5"/>
      <text:p text:style-name="P6">Client 1<text:tab/><text:tab/>Client 2<text:tab/><text:tab/>Client ..N</text:p>
      <text:p text:style-name="P6"><text:tab/><text:tab/>|<text:tab/><text:tab/><text:tab/>|<text:tab/><text:tab/><text:tab/>|<text:tab/><text:tab/></text:p>
      <text:p text:style-name="P7"><text:tab/><text:tab/><text:tab/><text:tab/>v<text:tab/><text:tab/><text:tab/>v<text:tab/><text:tab/><text:tab/>v</text:p>
      <text:p text:style-name="P6">Listening Socket</text:p>
      <text:p text:style-name="P6">|</text:p>
      <text:p text:style-name="P6">v</text:p>
      <text:p text:style-name="P8">Boss Thread</text:p>
      <text:p text:style-name="P8">- calls accept()</text:p>
      <text:p text:style-name="P8">- <text:span text:style-name="T1">creates request job for workers</text:span></text:p>
      <text:p text:style-name="P6">- <text:span text:style-name="T1">places job into the work queue to be picked up by workers</text:span></text:p>
      <text:p text:style-name="P6">|</text:p>
      <text:p text:style-name="P6">v</text:p>
      <text:p text:style-name="P6">Shared work queue</text:p>
      <text:p text:style-name="P6">|<text:tab/><text:tab/><text:tab/>|<text:tab/><text:tab/><text:tab/>|</text:p>
      <text:p text:style-name="P9"><text:tab/><text:tab/><text:tab/><text:tab/>v<text:tab/><text:tab/><text:tab/>v<text:tab/><text:tab/><text:tab/>v</text:p>
      <text:p text:style-name="P9"><text:tab/><text:tab/><text:tab/>Worker pthread 1<text:tab/>Worker pthread 2<text:tab/>Worker pthread ..N</text:p>
      <text:p text:style-name="P10"><text:tab/><text:tab/><text:tab/>- <text:span text:style-name="T2">pop request<text:tab/><text:tab/>- pop request<text:tab/><text:tab/>- pop request</text:span></text:p>
      <text:p text:style-name="P10"><text:tab/><text:tab/><text:tab/>- <text:span text:style-name="T2">parse path<text:tab/><text:tab/>- parse path<text:tab/><text:tab/>- parse path</text:span></text:p>
      <text:p text:style-name="P10"><text:tab/><text:tab/><text:tab/>- <text:span text:style-name="T2">contact cache<text:tab/>- contact cache<text:tab/>- contact cache</text:span></text:p>
      <text:p text:style-name="P10"><text:tab/><text:tab/><text:tab/>- <text:span text:style-name="T2">sent to client<text:tab/><text:tab/>- send to client<text:tab/>- send to client</text:span></text:p>
      <text:p text:style-name="P10"><text:tab/><text:tab/><text:tab/><text:tab/><text:span text:style-name="T2">|<text:tab/><text:tab/><text:tab/>|<text:tab/><text:tab/><text:tab/>|<text:tab/><text:tab/><text:tab/></text:span></text:p>
      <text:p text:style-name="P11"><text:tab/><text:tab/><text:tab/><text:tab/>v<text:tab/><text:tab/><text:tab/>v<text:tab/><text:tab/><text:tab/>v</text:p>
      <text:p text:style-name="P6">IPC Mechanism</text:p>
      <text:p text:style-name="P6">- requests metadata to cache</text:p>
      <text:p text:style-name="P6">- houses semaphores / memory map</text:p>
      <text:p text:style-name="P12">|</text:p>
      <text:p text:style-name="P12">v</text:p>
      <text:p text:style-name="P12">Shared Memory Segment</text:p>
      <text:p text:style-name="P12">- transfer file content</text:p>
      <text:p text:style-name="P12">- proxy reads chunk from shared memory</text:p>
      <text:p text:style-name="P12">- sends chunk back to client</text:p>
      <text:p text:style-name="P12">|</text:p>
      <text:p text:style-name="P12">v</text:p>
      <text:p text:style-name="P12">Response to client</text:p>
      <text:p text:style-name="P12">- header goes first</text:p>
      <text:p text:style-name="P12">- if header is good, the body is sent either in its entirety or in chunks if larger than buffer</text:p>
      <text:p text:style-name="P12"/>
      <text:p text:style-name="P12"/>
      <text:p text:style-name="P12"/>
      <text:p text:style-name="P13"><text:soft-page-break/><text:span text:style-name="T3">Tradeoffs:</text:span></text:p>
      <text:p text:style-name="P14"><text:span text:style-name="T4"><text:tab/>A tradeoff that I experienced while looking up how to implement this callback was to figure out exactly which options I needed to set in order be able to successfully retrieve the file. Since this is supposed to use an easy interface, I decided on trying to use the bare minimum amount of options needed in order to make the callback properly </text:span><text:span text:style-name="T5">over adding more options to have more fine-grained control over how the callback would retrieve the file</text:span><text:span text:style-name="T4">.</text:span></text:p>
      <text:p text:style-name="P10"/>
      <text:p text:style-name="P3">Flow:</text:p>
      <text:p text:style-name="P15"><text:tab/>1) Client reaches out to server (listening socket)</text:p>
      <text:p text:style-name="P15"><text:tab/>2) Boss thread accepts connections</text:p>
      <text:p text:style-name="P15"><text:tab/>3) Boss thread will create and enqueue the request from client</text:p>
      <text:p text:style-name="P16"><text:tab/>4) Workers will go through request path for respective jobs</text:p>
      <text:p text:style-name="P16"><text:tab/>5) Workers ask the cache server for object</text:p>
      <text:p text:style-name="P16"><text:tab/>6) Workers wait for reply</text:p>
      <text:p text:style-name="P16"><text:tab/>7) Workers send header to client, then body in chunks to client</text:p>
      <text:p text:style-name="P16"><text:tab/>8) When completed, workers will close connection to the request and look for next job in the queue (if any)</text:p>
      <text:p text:style-name="P16"><text:tab/>9) Server will close only when prompted to </text:p>
      <text:p text:style-name="P16"/>
      <text:p text:style-name="P3">Tests:</text:p>
      <text:p text:style-name="P17">Some of the issues I came across when I was implementing the proxy server were the following:</text:p>
      <text:p text:style-name="P18">1) <text:span text:style-name="T6">C</text:span><text:span text:style-name="T7">lient was not able to exit properly and was likely hung</text:span>.</text:p>
      <text:p text:style-name="P18"><text:tab/>I pinpointed the main culprits to be that<text:span text:style-name="T8"> my callback function logic was incorrect as well as initially not calling gfs_sendheader(). At the time, when reallocating the callback pointer I had it to where when it succeeded, I would immediately return 0, which told libcurl that the write failed. I reversed the logic for my callback function at the reallocation.</text:span></text:p>
      <text:p text:style-name="P19">Then, I implemented gfs_sendheader() in several places based on what the response code would be. If everything looked good, then it would send all of the bytes from that file to the client. After implementing these my client stopped hanging.</text:p>
      <text:p text:style-name="P19"/>
      <text:p text:style-name="P18">2) <text:span text:style-name="T6">R</text:span><text:span text:style-name="T9">equests that were being made were not being fulfilled correctly or at all</text:span><text:span text:style-name="T10">.</text:span></text:p>
      <text:p text:style-name="P18"><text:span text:style-name="T10"><text:tab/>For this issue, I realized that I was hard coding the url I wanted to grab in my implementation of webproxy.c, which explained why when I tried the program worked for that url, but when trying other url’s it wasn’t working. After changing the implementation of that </text:span><text:span text:style-name="T11">my requests were being completed properly.</text:span></text:p>
      <text:p text:style-name="P17"/>
      <text:p text:style-name="P18"><text:span text:style-name="T11">3) </text:span><text:span text:style-name="T6">M</text:span><text:span text:style-name="T12">emory leaks due to my curl cleanup not working as it is intended</text:span><text:span text:style-name="T11">.</text:span></text:p>
      <text:p text:style-name="P20"><text:tab/>I found out from reading the documentation that global_init() should be called once per process as it is not thread-safe. Before I was having it so that every worker would be initializing and cleaning up the request which would result in race conditions. An example here would be if I had three threads, if thread A and B are calling curl_global_init() and curl_easy_init() respectively while at the same time thread C is calling curl_global_cleanup(), this will cause crashes and random hangs as the global state would be destroyed while it is in use. With that being said, the fix for was to make the global_init() and clean up be called in webproxy.c</text:p>
      <text:p text:style-name="P2"/>
      <text:p text:style-name="P2"/>
      <text:p text:style-name="P2"/>
      <text:p text:style-name="P2"><text:soft-page-break/>Cache Server:</text:p>
      <text:p text:style-name="P3">Design:</text:p>
      <text:p text:style-name="P21"><text:tab/>For the implementation of the cache server, there were a few aspects that I needed to make sure of given the prompt:</text:p>
      <text:p text:style-name="P21"><text:tab/>- The data channel is owned by the Proxy Server</text:p>
      <text:p text:style-name="P22"><text:tab/>- <text:span text:style-name="T13">The command channel is owned by the Cache Server</text:span></text:p>
      <text:p text:style-name="P22"><text:tab/>- <text:span text:style-name="T13">Since this is multi-threaded to handle multiple clients (in this case are the proxy servers), if there is a bad client, it should not affect the performance of other clients or their data</text:span></text:p>
      <text:p text:style-name="P22"><text:tab/>- <text:span text:style-name="T13">The cache or proxy should not crash if the other process has yet to initiate</text:span></text:p>
      <text:p text:style-name="P22"><text:tab/>- <text:span text:style-name="T13">The signal handler should first clean up all IPC objects before terminating</text:span></text:p>
      <text:p text:style-name="P22"/>
      <text:p text:style-name="P23">Request from Proxy processes</text:p>
      <text:p text:style-name="P23">|</text:p>
      <text:p text:style-name="P23">v</text:p>
      <text:p text:style-name="P23">IPC Command Channel</text:p>
      <text:p text:style-name="P23">- Houses the memory map and the request queue</text:p>
      <text:p text:style-name="P23">|</text:p>
      <text:p text:style-name="P23">v</text:p>
      <text:p text:style-name="P23">Boss Thread</text:p>
      <text:p text:style-name="P23">- receives cache requests</text:p>
      <text:p text:style-name="P23">- creates request from proxy server job</text:p>
      <text:p text:style-name="P23">- pushes the job into the cache server worker queue</text:p>
      <text:p text:style-name="P23">|</text:p>
      <text:p text:style-name="P23">v</text:p>
      <text:p text:style-name="P23">Shared work queue</text:p>
      <text:p text:style-name="P23">|</text:p>
      <text:p text:style-name="P23">v</text:p>
      <text:p text:style-name="P24">Worker 1<text:tab/><text:tab/>Worker 2<text:tab/><text:tab/>Worker ..N</text:p>
      <text:p text:style-name="P24">- pop request<text:tab/><text:tab/>-pop request<text:tab/><text:tab/>- pop request</text:p>
      <text:p text:style-name="P24">- lookup file<text:tab/><text:tab/>- lookup file<text:tab/><text:tab/>- lookup file</text:p>
      <text:p text:style-name="P24">- open/read file<text:tab/>- open/read file<text:tab/>- open/read file</text:p>
      <text:p text:style-name="P24">- write to shm <text:tab/><text:tab/>- write to shm <text:tab/><text:tab/>- write to shm</text:p>
      <text:p text:style-name="P24">- signal proxy server<text:tab/>- signal proxy server<text:tab/>- signal proxy server</text:p>
      <text:p text:style-name="P24">|</text:p>
      <text:p text:style-name="P24">v</text:p>
      <text:p text:style-name="P24">Local file storage</text:p>
      <text:p text:style-name="P24">|</text:p>
      <text:p text:style-name="P24">v</text:p>
      <text:p text:style-name="P24">Shared memory segments</text:p>
      <text:p text:style-name="P24">- cache worker writes file chunk by chunk</text:p>
      <text:p text:style-name="P24">- proxy worker reads the chunks</text:p>
      <text:p text:style-name="P24">|</text:p>
      <text:p text:style-name="P24">v</text:p>
      <text:p text:style-name="P24">IPC Mechanisms</text:p>
      <text:p text:style-name="P24">- semaphore, mutex, condition signal</text:p>
      <text:p text:style-name="P24">- control when proxy may read next chunk</text:p>
      <text:p text:style-name="P24">- control when cache may write next chunk</text:p>
      <text:p text:style-name="P22"/>
      <text:p text:style-name="P3"><text:soft-page-break/>Tradeoffs:</text:p>
      <text:p text:style-name="P25"><text:tab/>As the prompt said that we could choose between different IPCs to implement this, I decided to choose using the POSIX IPC that would be implemented by using memory maps over SysV. Personally, I chose using this method due to <text:span text:style-name="T14">finding it easier to understand how data travels through using file descriptors from using pthreads in the GetFile project. SysV, from how I understand it, is more fine-grained in its control through having explicit IDs for every resource. </text:span><text:span text:style-name="T5">As I do enjoy the granularity of control with using C, I thought keeping things more simple would allow me to understand the concept better for the future. <text:s/></text:span></text:p>
      <text:p text:style-name="P10"/>
      <text:p text:style-name="P3">Flow:</text:p>
      <text:p text:style-name="P26"><text:tab/>1) Proxy request arrives on Cache server</text:p>
      <text:p text:style-name="P26"><text:tab/>2) Boss thread receives request</text:p>
      <text:p text:style-name="P26"><text:tab/>3) Job gets enqueued</text:p>
      <text:p text:style-name="P26"><text:tab/>4) Worker thread locates requested file</text:p>
      <text:p text:style-name="P26"><text:tab/>5) If it exists, process file to proxy. If not, send file-not-found status</text:p>
      <text:p text:style-name="P26"><text:tab/>6) Finish request</text:p>
      <text:p text:style-name="P26"/>
      <text:p text:style-name="P3">Tests:</text:p>
      <text:p text:style-name="P10"><text:span text:style-name="T15">The first iteration of code that I did was for a single thread of both the proxy and cache servers to be able to interact with one another successfully. After being able to do that, I began to implement multi-threaded capabilities for both the proxy and cache servers and came across the following issues:</text:span></text:p>
      <text:p text:style-name="P10"/>
      <text:p text:style-name="P27"><text:span text:style-name="T16">1</text:span>) <text:span text:style-name="T17">My cache work queue stored generic pointers, and was unable to enqueue workers’ file descriptors for the requests that they respectively had</text:span></text:p>
      <text:p text:style-name="P28"><text:span text:style-name="T16"><text:tab/>I was stuck on this issue for some time as I wasn’t sure why my queue wasn’t able to enqueue the respective file descriptors. Eventually, I found out that the reason it was unable to do so was that I was trying to cast an int(4 bytes) to a void pointer(8 bytes) which is unsafe as I could lose information, produce invalid addresses or trigger compiler errors. To resolve this issue I looked into if there were any ways to be able to </text:span><text:span text:style-name="T18">safely add my workers’ file descriptors and came across this type from &lt;stdint.h&gt; called intptr_t. Using this would allow me to cast the file descriptor into the correct size (4 bytes → 8 bytes) to then be able to cast that to a void pointer which I would be able enqueue to my queue. Using the same flow but in a reverse direction would allow me to then be able to pop the file descriptor from my work queue.</text:span></text:p>
      <text:p text:style-name="P28"/>
      <text:p text:style-name="P29"><text:span text:style-name="T16">2</text:span>) <text:span text:style-name="T7">Workers not being able to fulfill their respective requests properly</text:span></text:p>
      <text:p text:style-name="P29"><text:tab/><text:span text:style-name="T16">To resolve this issue, I recalled back to the GetFile project and remembered that the way I implemented multithreading on multiple file descriptors wanting to pull from the same location. In this case, all the workers wanted to pull different files from the same url. This meant that I would need to implement the use of a unique file descriptor associated to each worker that would be able to connect itself to where the files are hosted from without changing the original. The way I implemented this was to create a duplicate file descriptor of the one associated with the url and have each worker process <text:s/>the duplicate for whatever request they need to fulfill. After implementing this my requests were able to be fulfilled properly with their correct lengths.</text:span></text:p>
      <text:p text:style-name="P29"/>
      <text:p text:style-name="P10"/>
      <text:p text:style-name="P10"/>
      <text:p text:style-name="P2"/>
      <text:p text:style-name="P2"/>
      <text:p text:style-name="P2"><text:soft-page-break/>References:</text:p>
      <text:p text:style-name="P30" loext:marker-style-name="T19"><text:span text:style-name="T20">L</text:span><text:span text:style-name="T21">ibcurl:</text:span></text:p>
      <text:p text:style-name="Standard" loext:marker-style-name="T22"><text:a xlink:type="simple" xlink:href="https://curl.se/libcurl/c/CURLOPT_WRITEFUNCTION.html?utm_source=chatgpt.com" text:style-name="Internet_20_link" text:visited-style-name="Visited_20_Internet_20_Link"><text:span text:style-name="T23">https://curl.se/libcurl/c/CURLOPT_WRITEFUNCTION.html</text:span></text:a></text:p>
      <text:p text:style-name="Standard" loext:marker-style-name="T22"><text:a xlink:type="simple" xlink:href="https://curl.se/libcurl/c/curl_easy_init.html?utm_source=chatgpt.com" text:style-name="Internet_20_link" text:visited-style-name="Visited_20_Internet_20_Link"><text:span text:style-name="T23">https://curl.se/libcurl/c/curl_easy_init.html</text:span></text:a></text:p>
      <text:p text:style-name="Standard" loext:marker-style-name="T22"><text:a xlink:type="simple" xlink:href="https://curl.se/libcurl/c/curl_easy_setopt.html?utm_source=chatgpt.com" text:style-name="Internet_20_link" text:visited-style-name="Visited_20_Internet_20_Link"><text:span text:style-name="T23">https://curl.se/libcurl/c/curl_easy_setopt.html</text:span></text:a></text:p>
      <text:p text:style-name="Standard" loext:marker-style-name="T22"><text:a xlink:type="simple" xlink:href="https://curl.se/libcurl/c/curl_easy_getinfo.html?utm_source=chatgpt.com" text:style-name="Internet_20_link" text:visited-style-name="Visited_20_Internet_20_Link"><text:span text:style-name="T23">https://curl.se/libcurl/c/curl_easy_getinfo.html</text:span></text:a></text:p>
      <text:p text:style-name="Standard" loext:marker-style-name="T22"><text:a xlink:type="simple" xlink:href="https://curl.se/libcurl/c/libcurl-errors.html?utm_source=chatgpt.com" text:style-name="Internet_20_link" text:visited-style-name="Visited_20_Internet_20_Link"><text:span text:style-name="T23">https://curl.se/libcurl/c/libcurl-errors.html</text:span></text:a></text:p>
      <text:p text:style-name="Standard" loext:marker-style-name="T22"><text:a xlink:type="simple" xlink:href="https://curl.se/libcurl/c/libcurl-easy.html?utm_source=chatgpt.com" text:style-name="Internet_20_link" text:visited-style-name="Visited_20_Internet_20_Link"><text:span text:style-name="T23">https://curl.se/libcurl/c/libcurl-easy.html</text:span></text:a></text:p>
      <text:p text:style-name="Standard" loext:marker-style-name="T22"><text:a xlink:type="simple" xlink:href="http://curl.se/libcurl/c/curl_easy_setopt.html" text:style-name="Internet_20_link" text:visited-style-name="Visited_20_Internet_20_Link"><text:span text:style-name="T23">http://curl.se/libcurl/c/curl_easy_setopt.html</text:span></text:a></text:p>
      <text:p text:style-name="Standard" loext:marker-style-name="T22"><text:a xlink:type="simple" xlink:href="https://curl.se/libcurl/c/" text:style-name="Internet_20_link" text:visited-style-name="Visited_20_Internet_20_Link"><text:span text:style-name="T23">https://curl.se/libcurl/c/</text:span></text:a></text:p>
      <text:p text:style-name="Standard" loext:marker-style-name="T22"><text:a xlink:type="simple" xlink:href="https://curl.se/libcurl/c/libcurl-easy.html" text:style-name="Internet_20_link" text:visited-style-name="Visited_20_Internet_20_Link"><text:span text:style-name="T23">https://curl.se/libcurl/c/libcurl-easy.html</text:span></text:a><text:span text:style-name="T23"/></text:p>
      <text:p text:style-name="P31">https://curl.se/libcurl/c/CURLOPT_FOLLOWLOCATION.html</text:p>
      <text:p text:style-name="P32"/>
      <text:p text:style-name="P32">Shared memory <text:span text:style-name="T24">and Synchronization</text:span>:</text:p>
      <text:p text:style-name="P33">https://man7.org/linux/man-pages/man2/munmap.2.html</text:p>
      <text:p text:style-name="P33"><text:a xlink:type="simple" xlink:href="https://man7.org/linux/man-pages/man7/sem_overview.7.html" text:style-name="Internet_20_link" text:visited-style-name="Visited_20_Internet_20_Link">https://man7.org/linux/man-pages/man7/sem_overview.7.html</text:a></text:p>
      <text:p text:style-name="P33"><text:a xlink:type="simple" xlink:href="https://man7.org/linux/man-pages/man3/shm_open.3.html" text:style-name="Internet_20_link" text:visited-style-name="Visited_20_Internet_20_Link">https://man7.org/linux/man-pages/man3/shm_open.3.html</text:a></text:p>
      <text:p text:style-name="P33"><text:a xlink:type="simple" xlink:href="https://man7.org/linux/man-pages/man3/sem_init.3.html" text:style-name="Internet_20_link" text:visited-style-name="Visited_20_Internet_20_Link">https://man7.org/linux/man-pages/man3/sem_init.3.html</text:a></text:p>
      <text:p text:style-name="P33"><text:a xlink:type="simple" xlink:href="https://man7.org/linux/man-pages/man3/sem_post.3.html" text:style-name="Internet_20_link" text:visited-style-name="Visited_20_Internet_20_Link">https://man7.org/linux/man-pages/man3/sem_post.3.html</text:a></text:p>
      <text:p text:style-name="P33"><text:a xlink:type="simple" xlink:href="https://man7.org/linux/man-pages/man3/sem_wait.3.html" text:style-name="Internet_20_link" text:visited-style-name="Visited_20_Internet_20_Link">https://man7.org/linux/man-pages/man3/sem_wait.3.html</text:a></text:p>
      <text:p text:style-name="P33"/>
      <text:p text:style-name="P34">Sockets:</text:p>
      <text:p text:style-name="P35"><text:a xlink:type="simple" xlink:href="https://man7.org/linux/man-pages/man2/bind.2.html" text:style-name="Internet_20_link" text:visited-style-name="Visited_20_Internet_20_Link">https://man7.org/linux/man-pages/man2/bind.2.html</text:a></text:p>
      <text:p text:style-name="P35"/>
      <text:p text:style-name="P36">Casting:</text:p>
      <text:p text:style-name="P35">https://man7.org/linux/man-pages/man0/stdint.h.0p.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11:49:04.274317000</meta:creation-date>
    <dc:date>2026-03-28T12:51:40.030387000</dc:date>
    <meta:editing-duration>PT8H32M4S</meta:editing-duration>
    <meta:editing-cycles>7</meta:editing-cycles>
    <meta:generator>LibreOffice/25.8.4.2$MacOSX_AARCH64 LibreOffice_project/290daaa01b999472f0c7a3890eb6a550fd74c6df</meta:generator>
    <meta:document-statistic meta:table-count="0" meta:image-count="0" meta:object-count="0" meta:page-count="5" meta:paragraph-count="144" meta:word-count="1534" meta:character-count="9284" meta:non-whitespace-character-count="7783"/>
  </office:meta>
</office:document-meta>
</file>